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2cm" svg:stroke-color="#3465a4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5cm" svg:stroke-color="#000000" draw:marker-start-width="0.95cm" draw:marker-end-width="0.95cm" draw:fill="hatch" draw:fill-color="#b2b2b2" draw:fill-hatch-name="Hatching_20_1" draw:textarea-horizontal-align="justify" draw:textarea-vertical-align="middle" draw:auto-grow-height="false" fo:padding-top="0.375cm" fo:padding-bottom="0.375cm" fo:padding-left="0.5cm" fo:padding-right="0.5cm"/>
    </style:style>
    <style:style style:name="gr4" style:family="graphic" style:parent-style-name="objectwithoutfill">
      <style:graphic-properties draw:stroke="dash" draw:stroke-dash="_32__20_Dots_20_1_20_Dash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Object_20_with_20_no_20_fill_20_and_20_no_20_line">
      <style:graphic-properties svg:stroke-width="0.5cm" draw:marker-start-width="0.95cm" draw:marker-end-width="0.95cm" draw:textarea-vertical-align="middle" draw:ole-draw-aspect="1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2cm" svg:y1="12.9cm" svg:x2="4.8cm" svg:y2="22.9cm">
          <text:p/>
        </draw:line>
        <draw:line draw:style-name="gr2" draw:text-style-name="P1" draw:layer="layout" svg:x1="4.9cm" svg:y1="22.9cm" svg:x2="12.1cm" svg:y2="14.9cm">
          <text:p/>
        </draw:line>
        <draw:line draw:style-name="gr2" draw:text-style-name="P1" draw:layer="layout" svg:x1="4.9cm" svg:y1="22.9cm" svg:x2="13.4cm" svg:y2="17.1cm">
          <text:p/>
        </draw:line>
        <draw:line draw:style-name="gr2" draw:text-style-name="P1" draw:layer="layout" svg:x1="4.7cm" svg:y1="23cm" svg:x2="14.4cm" svg:y2="18.8cm">
          <text:p/>
        </draw:line>
        <draw:line draw:style-name="gr2" draw:text-style-name="P1" draw:layer="layout" svg:x1="4.8cm" svg:y1="22.9cm" svg:x2="15cm" svg:y2="20.4cm">
          <text:p/>
        </draw:line>
        <draw:custom-shape draw:style-name="gr3" draw:text-style-name="P1" draw:layer="layout" svg:width="4.9cm" svg:height="7.9cm" svg:x="2.7cm" svg:y="20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1" draw:layer="layout" svg:x1="4.7cm" svg:y1="23cm" svg:x2="12.6cm" svg:y2="12.8cm">
          <text:p/>
        </draw:line>
        <draw:frame draw:style-name="gr5" draw:layer="layout" svg:width="4.024cm" svg:height="0.962cm" svg:x="1.9cm" svg:y="14.338cm">
          <draw:text-box>
            <text:p>Incident Ray</text:p>
          </draw:text-box>
        </draw:frame>
        <draw:frame draw:style-name="gr5" draw:layer="layout" svg:width="4.824cm" svg:height="0.962cm" svg:x="13.676cm" svg:y="17.4cm">
          <draw:text-box>
            <text:p>Diffracted Rays</text:p>
          </draw:text-box>
        </draw:frame>
        <draw:frame draw:style-name="gr5" draw:layer="layout" svg:width="2.542cm" svg:height="0.962cm" svg:x="11.658cm" svg:y="11.638cm">
          <draw:text-box>
            <text:p>Normal</text:p>
          </draw:text-box>
        </draw:frame>
        <draw:path draw:style-name="gr6" draw:text-style-name="P1" draw:layer="layout" svg:width="1.699cm" svg:height="0.999cm" svg:x="6cm" svg:y="18cm" svg:viewBox="0 0 1700 1000" svg:d="M0 0c1200 0 1700 900 1700 900v100">
          <text:p/>
        </draw:path>
        <draw:path draw:style-name="gr6" draw:text-style-name="P1" draw:layer="layout" svg:width="0.31cm" svg:height="0.399cm" svg:x="8.6cm" svg:y="18cm" svg:viewBox="0 0 311 400" svg:d="M0 0c400 0 300 400 300 400v-100">
          <text:p/>
        </draw:path>
        <draw:path draw:style-name="gr6" draw:text-style-name="P1" draw:layer="layout" svg:width="1.447cm" svg:height="0.769cm" draw:transform="rotate (-0.426558469187414) translate (8.2cm 18.6cm)" svg:viewBox="0 0 1448 770" svg:d="M0 0c1208 0 1448 770 1448 770">
          <text:p/>
        </draw:path>
        <draw:path draw:style-name="gr6" draw:text-style-name="P1" draw:layer="layout" svg:width="2.134cm" svg:height="1.24cm" draw:transform="rotate (-0.489913921034808) translate (7.9cm 18.9cm)" svg:viewBox="0 0 2135 1241" svg:d="M0 0c1700 0 2135 1241 2135 1241">
          <text:p/>
        </draw:path>
        <draw:path draw:style-name="gr6" draw:text-style-name="P1" draw:layer="layout" svg:width="2.862cm" svg:height="0.724cm" draw:transform="rotate (-0.828856861772107) translate (7.60000000012306cm 19.3999999998872cm)" svg:viewBox="0 0 2863 725" svg:d="M0 0c1628 0 2863 725 2863 725">
          <text:p/>
        </draw:path>
        <draw:frame draw:style-name="gr5" draw:layer="layout" svg:width="0.502cm" svg:height="1.673cm" svg:x="1.687cm" svg:y="18.6cm">
          <draw:text-box>
            <text:p/>
            <text:p/>
          </draw:text-box>
        </draw:frame>
        <draw:frame draw:style-name="gr7" draw:text-style-name="P1" draw:layer="layout" svg:width="1.999cm" svg:height="0.999cm" svg:x="9.461cm" svg:y="15.21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1.149cm" svg:height="1.6cm" svg:x="5.97cm" svg:y="18.31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1" draw:layer="layout" svg:width="1.7cm" svg:height="1.721cm" svg:x="7.6cm" svg:y="22.27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1" draw:layer="layout" svg:width="1.5cm" svg:height="1.9cm" svg:x="11.1cm" svg:y="21.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" draw:layer="layout" svg:width="1.611cm" svg:height="1.545cm" svg:x="9.789cm" svg:y="21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1" draw:layer="layout" svg:width="1.4cm" svg:height="1.9cm" svg:x="8.8cm" svg:y="2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9" draw:text-style-name="P1" draw:layer="layout" svg:x1="8cm" svg:y1="22.4cm" svg:x2="8.8cm" svg:y2="21.3cm">
          <text:p/>
        </draw:line>
        <draw:line draw:style-name="gr9" draw:text-style-name="P1" draw:layer="layout" svg:x1="9.2cm" svg:y1="22.1cm" svg:x2="9cm" svg:y2="20cm">
          <text:p/>
        </draw:line>
        <draw:line draw:style-name="gr9" draw:text-style-name="P1" draw:layer="layout" svg:x1="10.3cm" svg:y1="21.6cm" svg:x2="9cm" svg:y2="19.2cm">
          <text:p/>
        </draw:line>
        <draw:line draw:style-name="gr9" draw:text-style-name="P1" draw:layer="layout" svg:x1="11.4cm" svg:y1="21.4cm" svg:x2="8.8cm" svg:y2="18.1cm">
          <text:p/>
        </draw:line>
        <draw:frame draw:style-name="gr10" draw:layer="layout" svg:width="2.335cm" svg:height="1.062cm" svg:x="3.5cm" svg:y="26.138cm">
          <draw:text-box>
            <text:p>Obje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1" draw:display-name="Hatching 1" draw:style="double" draw:color="#b2b2b2" draw:distance="0.1cm" draw:rotation="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1.339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5T14:48:33.964342410</meta:creation-date>
    <dc:date>2016-11-15T15:23:09.203542829</dc:date>
    <meta:editing-duration>PT3M48S</meta:editing-duration>
    <meta:editing-cycles>1</meta:editing-cycles>
    <meta:document-statistic meta:object-count="27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b>
      <mi mathvariant="normal">θ</mi>
      <mi>i</mi>
    </msub>
    <annotation encoding="StarMath 5.0">%theta_i</annotation>
  </semantics>
</math>
</file>

<file path=Object 3/content.xml><?xml version="1.0" encoding="utf-8"?>
<math xmlns="http://www.w3.org/1998/Math/MathML" display="block">
  <semantics>
    <msub>
      <mi mathvariant="normal">θ</mi>
      <msub>
        <mi>r</mi>
        <mn>1</mn>
      </msub>
    </msub>
    <annotation encoding="StarMath 5.0">%theta_{ r_1 }</annotation>
  </semantics>
</math>
</file>

<file path=Object 4/content.xml><?xml version="1.0" encoding="utf-8"?>
<math xmlns="http://www.w3.org/1998/Math/MathML" display="block">
  <semantics>
    <msub>
      <mi mathvariant="normal">θ</mi>
      <msub>
        <mi>r</mi>
        <mn>4</mn>
      </msub>
    </msub>
    <annotation encoding="StarMath 5.0">%theta_{ r_4 }</annotation>
  </semantics>
</math>
</file>

<file path=Object 5/content.xml><?xml version="1.0" encoding="utf-8"?>
<math xmlns="http://www.w3.org/1998/Math/MathML" display="block">
  <semantics>
    <msub>
      <mi mathvariant="normal">θ</mi>
      <msub>
        <mi>r</mi>
        <mn>3</mn>
      </msub>
    </msub>
    <annotation encoding="StarMath 5.0">%theta_{ r_3 }</annotation>
  </semantics>
</math>
</file>

<file path=Object 6/content.xml><?xml version="1.0" encoding="utf-8"?>
<math xmlns="http://www.w3.org/1998/Math/MathML" display="block">
  <semantics>
    <msub>
      <mi mathvariant="normal">θ</mi>
      <msub>
        <mi>r</mi>
        <mn>2</mn>
      </msub>
    </msub>
    <annotation encoding="StarMath 5.0">%theta_{ r_2 }</annotation>
  </semantics>
</math>
</file>